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7665*"/>
    </style:style>
    <style:style style:name="Table1.B" style:family="table-column">
      <style:table-column-properties style:column-width="2.7604in" style:rel-column-width="39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5.3229in" style:rel-column-width="7665*"/>
    </style:style>
    <style:style style:name="Table2.B" style:family="table-column">
      <style:table-column-properties style:column-width="2.7604in" style:rel-column-width="39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text-properties fo:font-size="11pt" officeooo:paragraph-rsid="00211dea" style:font-size-asian="11pt" style:font-size-complex="11pt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style:font-name="Liberation Serif" fo:font-size="12pt" officeooo:paragraph-rsid="000f25a5" style:font-size-asian="12pt" style:font-size-complex="12pt"/>
    </style:style>
    <style:style style:name="P4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style:font-name="Liberation Serif" fo:font-size="12pt" officeooo:paragraph-rsid="000f25a5" style:font-size-asian="12pt" style:font-size-complex="12pt"/>
    </style:style>
    <style:style style:name="P5" style:family="paragraph" style:parent-style-name="Text_20_body">
      <style:text-properties officeooo:paragraph-rsid="000ccbd4"/>
    </style:style>
    <style:style style:name="P6" style:family="paragraph" style:parent-style-name="Table_20_Contents">
      <style:text-properties officeooo:paragraph-rsid="000ccbd4"/>
    </style:style>
    <style:style style:name="P7" style:family="paragraph" style:parent-style-name="Table_20_Contents">
      <style:text-properties officeooo:paragraph-rsid="000e94e6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paragraph-rsid="000e94e6" style:font-size-asian="11pt" style:font-size-complex="11pt"/>
    </style:style>
    <style:style style:name="P10" style:family="paragraph" style:parent-style-name="Table_20_Contents">
      <style:text-properties fo:font-size="11pt" officeooo:paragraph-rsid="000fea00" style:font-size-asian="11pt" style:font-size-complex="11pt"/>
    </style:style>
    <style:style style:name="P11" style:family="paragraph" style:parent-style-name="Table_20_Contents">
      <style:text-properties fo:font-size="11pt" officeooo:paragraph-rsid="0013c901" style:font-size-asian="11pt" style:font-size-complex="11pt"/>
    </style:style>
    <style:style style:name="P12" style:family="paragraph" style:parent-style-name="Table_20_Contents">
      <style:text-properties fo:font-size="11pt" officeooo:paragraph-rsid="00154ac3" style:font-size-asian="11pt" style:font-size-complex="11pt"/>
    </style:style>
    <style:style style:name="P13" style:family="paragraph" style:parent-style-name="Table_20_Contents">
      <style:text-properties fo:font-size="11pt" officeooo:paragraph-rsid="0017e85b" style:font-size-asian="11pt" style:font-size-complex="11pt"/>
    </style:style>
    <style:style style:name="P14" style:family="paragraph" style:parent-style-name="Table_20_Contents">
      <style:text-properties fo:font-size="11pt" officeooo:paragraph-rsid="001905dc" style:font-size-asian="11pt" style:font-size-complex="11pt"/>
    </style:style>
    <style:style style:name="P15" style:family="paragraph" style:parent-style-name="Table_20_Contents">
      <style:text-properties fo:font-size="11pt" officeooo:paragraph-rsid="0019f095" style:font-size-asian="11pt" style:font-size-complex="11pt"/>
    </style:style>
    <style:style style:name="P16" style:family="paragraph" style:parent-style-name="Table_20_Contents">
      <style:text-properties fo:font-size="11pt" officeooo:paragraph-rsid="001cb552" style:font-size-asian="11pt" style:font-size-complex="11pt"/>
    </style:style>
    <style:style style:name="P17" style:family="paragraph" style:parent-style-name="Table_20_Contents">
      <style:text-properties fo:font-size="11pt" officeooo:paragraph-rsid="001d792a" style:font-size-asian="11pt" style:font-size-complex="11pt"/>
    </style:style>
    <style:style style:name="P18" style:family="paragraph" style:parent-style-name="Table_20_Contents">
      <style:text-properties fo:font-size="11pt" officeooo:paragraph-rsid="001ebd8d" style:font-size-asian="11pt" style:font-size-complex="11pt"/>
    </style:style>
    <style:style style:name="P19" style:family="paragraph" style:parent-style-name="Table_20_Contents">
      <style:text-properties fo:font-size="11pt" officeooo:paragraph-rsid="00200f53" style:font-size-asian="11pt" style:font-size-complex="11pt"/>
    </style:style>
    <style:style style:name="P20" style:family="paragraph" style:parent-style-name="Table_20_Contents">
      <style:text-properties fo:font-size="11pt" officeooo:paragraph-rsid="002025bb" style:font-size-asian="11pt" style:font-size-complex="11pt"/>
    </style:style>
    <style:style style:name="P21" style:family="paragraph" style:parent-style-name="Table_20_Contents">
      <style:text-properties fo:font-size="11pt" officeooo:paragraph-rsid="00211dea" style:font-size-asian="11pt" style:font-size-complex="11pt"/>
    </style:style>
    <style:style style:name="P22" style:family="paragraph" style:parent-style-name="Table_20_Contents">
      <style:text-properties fo:font-size="11pt" officeooo:paragraph-rsid="0021963f" style:font-size-asian="11pt" style:font-size-complex="11pt"/>
    </style:style>
    <style:style style:name="P23" style:family="paragraph" style:parent-style-name="Table_20_Contents">
      <style:text-properties fo:font-size="11pt" officeooo:paragraph-rsid="00222323" style:font-size-asian="11pt" style:font-size-complex="11pt"/>
    </style:style>
    <style:style style:name="P24" style:family="paragraph" style:parent-style-name="Table_20_Contents">
      <style:text-properties fo:font-size="11pt" officeooo:paragraph-rsid="0023411d" style:font-size-asian="11pt" style:font-size-complex="11pt"/>
    </style:style>
    <style:style style:name="P25" style:family="paragraph" style:parent-style-name="Table_20_Contents">
      <style:text-properties fo:font-size="11pt" officeooo:paragraph-rsid="000ccbd4" style:font-size-asian="11pt" style:font-size-complex="11pt"/>
    </style:style>
    <style:style style:name="P26" style:family="paragraph" style:parent-style-name="Table_20_Contents">
      <style:text-properties fo:font-size="11pt" officeooo:paragraph-rsid="0028c647" style:font-size-asian="11pt" style:font-size-complex="11pt"/>
    </style:style>
    <style:style style:name="P27" style:family="paragraph" style:parent-style-name="Table_20_Contents">
      <style:text-properties officeooo:paragraph-rsid="000fea00"/>
    </style:style>
    <style:style style:name="P28" style:family="paragraph" style:parent-style-name="Table_20_Contents">
      <style:text-properties officeooo:paragraph-rsid="001542a4"/>
    </style:style>
    <style:style style:name="P29" style:family="paragraph" style:parent-style-name="Table_20_Contents">
      <style:text-properties officeooo:paragraph-rsid="00162fb8"/>
    </style:style>
    <style:style style:name="P30" style:family="paragraph" style:parent-style-name="Table_20_Contents">
      <style:text-properties officeooo:paragraph-rsid="001804df"/>
    </style:style>
    <style:style style:name="P31" style:family="paragraph" style:parent-style-name="Table_20_Contents">
      <style:text-properties officeooo:paragraph-rsid="001905dc"/>
    </style:style>
    <style:style style:name="P32" style:family="paragraph" style:parent-style-name="Table_20_Contents">
      <style:text-properties officeooo:paragraph-rsid="0019f095"/>
    </style:style>
    <style:style style:name="P33" style:family="paragraph" style:parent-style-name="Table_20_Contents">
      <style:text-properties officeooo:paragraph-rsid="001cb552"/>
    </style:style>
    <style:style style:name="P34" style:family="paragraph" style:parent-style-name="Table_20_Contents">
      <style:text-properties officeooo:paragraph-rsid="001d792a"/>
    </style:style>
    <style:style style:name="P35" style:family="paragraph" style:parent-style-name="Table_20_Contents">
      <style:text-properties officeooo:paragraph-rsid="001ebd8d"/>
    </style:style>
    <style:style style:name="P36" style:family="paragraph" style:parent-style-name="Table_20_Contents">
      <style:text-properties officeooo:paragraph-rsid="00200f53"/>
    </style:style>
    <style:style style:name="P37" style:family="paragraph" style:parent-style-name="Table_20_Contents">
      <style:text-properties officeooo:paragraph-rsid="002025bb"/>
    </style:style>
    <style:style style:name="P38" style:family="paragraph" style:parent-style-name="Table_20_Contents">
      <style:text-properties officeooo:paragraph-rsid="0021963f"/>
    </style:style>
    <style:style style:name="P39" style:family="paragraph" style:parent-style-name="Table_20_Contents">
      <style:text-properties officeooo:paragraph-rsid="00222323"/>
    </style:style>
    <style:style style:name="P40" style:family="paragraph" style:parent-style-name="Table_20_Contents">
      <style:text-properties officeooo:paragraph-rsid="0023411d"/>
    </style:style>
    <style:style style:name="P41" style:family="paragraph" style:parent-style-name="Table_20_Contents">
      <style:text-properties officeooo:paragraph-rsid="0027694a"/>
    </style:style>
    <style:style style:name="P42" style:family="paragraph" style:parent-style-name="Table_20_Contents">
      <style:text-properties officeooo:paragraph-rsid="0028c647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l log del Turno Alieno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Messaggio Dal Server</text:p>
          </table:table-cell>
          <table:table-cell table:style-name="Table1.B1" office:value-type="string">
            <text:p text:style-name="P6">Azione GUI (Controller+Model+View)</text:p>
          </table:table-cell>
        </table:table-row>
        <table:table-row>
          <table:table-cell table:style-name="Table1.A2" office:value-type="string">
            <text:p text:style-name="P9">--=== Server Welcome message ===-- <text:s/></text:p>
            <text:p text:style-name="P9">Benvenuto su Escape from The Aliens in Outer Space!!</text:p>
            <text:p text:style-name="P9">Versione 0.9 <text:s text:c="23"/></text:p>
            <text:p text:style-name="P9">Have fun! <text:s text:c="26"/></text:p>
            <text:p text:style-name="P9">--=== End of Welcome message ===-- <text:s/></text:p>
          </table:table-cell>
          <table:table-cell table:style-name="Table1.B2" office:value-type="string">
            <text:p text:style-name="P7">Mostra JDialog con messaggio di benvenuto.</text:p>
          </table:table-cell>
        </table:table-row>
        <table:table-row>
          <table:table-cell table:style-name="Table1.A2" office:value-type="string">
            <text:p text:style-name="P9">We are playing the map "Galilei" <text:s text:c="3"/></text:p>
          </table:table-cell>
          <table:table-cell table:style-name="Table1.B2" office:value-type="string">
            <text:p text:style-name="P3"><text:span text:style-name="T1">Usa MapViewer per caricare la mappa col nome fornito e creare il label/scrollable/cliccabile</text:span></text:p>
          </table:table-cell>
        </table:table-row>
        <table:table-row>
          <table:table-cell table:style-name="Table1.A2" office:value-type="string">
            <text:p text:style-name="P10">There are (1/8) players waiting in this lobby</text:p>
          </table:table-cell>
          <table:table-cell table:style-name="Table1.B2" office:value-type="string">
            <text:p text:style-name="P27">Update GameState, e quindi (tramite Observer-Observable) playerPanels</text:p>
          </table:table-cell>
        </table:table-row>
        <table:table-row>
          <table:table-cell table:style-name="Table1.A2" office:value-type="string">
            <text:p text:style-name="P10"/>
            <text:p text:style-name="P10">A new player has connected (2/8) <text:s text:c="3"/></text:p>
          </table:table-cell>
          <table:table-cell table:style-name="Table1.B2" office:value-type="string">
            <text:p text:style-name="P27">Update GameState, e quindi playerPanels</text:p>
          </table:table-cell>
        </table:table-row>
        <table:table-row>
          <table:table-cell table:style-name="Table1.A2" office:value-type="string">
            <text:p text:style-name="P10">The game will start in 60 seconds <text:s text:c="2"/></text:p>
          </table:table-cell>
          <table:table-cell table:style-name="Table1.B2" office:value-type="string">
            <text:p text:style-name="P27">Timer (Un elemento nella View, oppure un non-modal Jdialog)</text:p>
          </table:table-cell>
        </table:table-row>
        <table:table-row>
          <table:table-cell table:style-name="Table1.A2" office:value-type="string">
            <text:p text:style-name="P11">Sei stato assegnato alla squadra ALIENS</text:p>
          </table:table-cell>
          <table:table-cell table:style-name="Table1.B2" office:value-type="string">
            <text:p text:style-name="P28">Update myPlayerState: myTeam, e quindi il mio personal Panel</text:p>
          </table:table-cell>
        </table:table-row>
        <table:table-row>
          <table:table-cell table:style-name="Table1.A2" office:value-type="string">
            <text:p text:style-name="P12">********** Turn number: 1 * Now Playing : Guest-0-2291 **********</text:p>
          </table:table-cell>
          <table:table-cell table:style-name="Table1.B2" office:value-type="string">
            <text:p text:style-name="P29">Update turnNumber in GameState, e quindi update playerPanels (ToAdd: field <text:s/>Playing)</text:p>
          </table:table-cell>
        </table:table-row>
        <table:table-row>
          <table:table-cell table:style-name="Table1.A2" office:value-type="string">
            <text:p text:style-name="P13">Hello player Guest-0-2291, you are located in L06 and it's your turn to move</text:p>
            <text:p text:style-name="P13">you have to move your character on the map</text:p>
          </table:table-cell>
          <table:table-cell table:style-name="Table1.B2" office:value-type="string">
            <text:p text:style-name="P30">Update: playerState (myLocation); [ToAdd: la myLocation sarà una cella evidenziata sulla mappa]</text:p>
            <text:p text:style-name="P31">Si può mandare un messaggio /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4">please enter valid position (es. A05)</text:p>
          </table:table-cell>
          <table:table-cell table:style-name="Table1.B2" office:value-type="string">
            <text:p text:style-name="P31">Show JInputDialog : richiedi posizione (da mandare poi al Server tramite il Relay).</text:p>
          </table:table-cell>
        </table:table-row>
        <table:table-row>
          <table:table-cell table:style-name="Table1.A2" office:value-type="string">
            <text:p text:style-name="P15">do you want to attack? <text:s/></text:p>
            <text:p text:style-name="P15">please enter 'yes' or 'no'</text:p>
          </table:table-cell>
          <table:table-cell table:style-name="Table1.B2" office:value-type="string">
            <text:p text:style-name="P32">Show JDialog (yes/no) : invia la String in risposta al Server tramite il Relay, come al solito.</text:p>
          </table:table-cell>
        </table:table-row>
        <table:table-row>
          <table:table-cell table:style-name="Table1.A2" office:value-type="string">
            <text:p text:style-name="P15">Your turn is now over <text:s text:c="2"/></text:p>
          </table:table-cell>
          <table:table-cell table:style-name="Table1.B2" office:value-type="string">
            <text:p text:style-name="P32">Niente / cambia il proprio TurnState da movement/attack a notPlaying</text:p>
          </table:table-cell>
        </table:table-row>
        <table:table-row>
          <table:table-cell table:style-name="Table1.A2" office:value-type="string">
            <text:p text:style-name="P16">********** Turn number: 1 * Now Playing : Guest-0-9179 **********</text:p>
          </table:table-cell>
          <table:table-cell table:style-name="Table1.B2" office:value-type="string">
            <text:p text:style-name="P33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7">You hear noise coming from coordinates M08</text:p>
          </table:table-cell>
          <table:table-cell table:style-name="Table1.B2" office:value-type="string">
            <text:p text:style-name="P34">Update playerPanels: lastKnownAction del Player in questione</text:p>
          </table:table-cell>
        </table:table-row>
        <table:table-row>
          <table:table-cell table:style-name="Table1.A2" office:value-type="string">
            <text:p text:style-name="P18">********** Turn number: 2 * Now Playing : Guest-0-2291 **********</text:p>
          </table:table-cell>
          <table:table-cell table:style-name="Table1.B2" office:value-type="string">
            <text:p text:style-name="P35">Come in precedenza</text:p>
          </table:table-cell>
        </table:table-row>
        <table:table-row>
          <table:table-cell table:style-name="Table1.A2" office:value-type="string">
            <text:p text:style-name="P18">Hello player Guest-0-2291, you are located in M06 and it's your turn to move</text:p>
            <text:p text:style-name="P18"><text:soft-page-break/>you have to move your character on the map</text:p>
            <text:p text:style-name="P2">please enter valid position (es. A05)</text:p>
            <text:p text:style-name="P21">...</text:p>
            <text:p text:style-name="P21">do you want to attack? <text:s/></text:p>
            <text:p text:style-name="P21">please enter 'yes' or 'no'</text:p>
          </table:table-cell>
          <table:table-cell table:style-name="Table1.B2" office:value-type="string">
            <text:p text:style-name="P35">.</text:p>
          </table:table-cell>
        </table:table-row>
        <table:table-row>
          <table:table-cell table:style-name="Table1.A2" office:value-type="string">
            <text:p text:style-name="P19">enter the coordinates where you want to make a noise</text:p>
          </table:table-cell>
          <table:table-cell table:style-name="Table1.B2" office:value-type="string">
            <text:p text:style-name="P36">Mandare un messaggio e/o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9">please enter valid position (es. A05)</text:p>
            <text:p text:style-name="P21">You hear noise coming from coordinates A03</text:p>
          </table:table-cell>
          <table:table-cell table:style-name="Table1.B2" office:value-type="string">
            <text:p text:style-name="P36">.</text:p>
          </table:table-cell>
        </table:table-row>
        <table:table-row>
          <table:table-cell table:style-name="Table1.A2" office:value-type="string">
            <text:p text:style-name="P19">You have drawn a DefenseCard-type object card</text:p>
          </table:table-cell>
          <table:table-cell table:style-name="Table1.B2" office:value-type="string">
            <text:p text:style-name="P36">Update playerState nel Model (e di conseguenza, tramite observer-observable, update ObjectCardsPanel).</text:p>
            <text:p text:style-name="P39">Non fare update del playerPanel, il pescare una carta oggetto non è un'azione pubblica.</text:p>
          </table:table-cell>
        </table:table-row>
        <table:table-row>
          <table:table-cell table:style-name="Table1.A2" office:value-type="string">
            <text:p text:style-name="P19">Your turn is now over <text:s text:c="2"/></text:p>
            <text:p text:style-name="P19">********** Turn number: 2 * Now Playing : Guest-0-9179 **********</text:p>
            <text:p text:style-name="P19">You hear noise coming from coordinates N08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0">Player Guest-0-9179 is using a LightsCard-type card. Guest-0-9179 is a human for sure!</text:p>
          </table:table-cell>
          <table:table-cell table:style-name="Table1.B2" office:value-type="string">
            <text:p text:style-name="P37">Update playerState, e quindi playerPanels: lastKnownAction del Player in questione (objectCard : lights)</text:p>
          </table:table-cell>
        </table:table-row>
        <table:table-row>
          <table:table-cell table:style-name="Table1.A2" office:value-type="string">
            <text:p text:style-name="P20">Player Guest-0-2291 identified! Location: N06</text:p>
          </table:table-cell>
          <table:table-cell table:style-name="Table1.B2" office:value-type="string">
            <text:p text:style-name="P37">Update playerState, e quindi playerPanels: lastKnownAction del Player in questione (located : N06)</text:p>
          </table:table-cell>
        </table:table-row>
        <table:table-row>
          <table:table-cell table:style-name="Table1.A2" office:value-type="string">
            <text:p text:style-name="P21">********** Turn number: 3 * Now Playing : Guest-0-2291 **********</text:p>
            <text:p text:style-name="P21">Hello player Guest-0-2291, you are located in N06 and it's your turn to move</text:p>
            <text:p text:style-name="P21">you have to move your character on the map</text:p>
            <text:p text:style-name="P21">please enter valid position (es. A05)</text:p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2">(My turn, coordinates)&gt; chat:stronzo!</text:p>
            <text:p text:style-name="P22">Guest-0-2291 says: stronzo!</text:p>
          </table:table-cell>
          <table:table-cell table:style-name="Table1.B2" office:value-type="string">
            <text:p text:style-name="P38">Manda un messaggio nella ChatArea di tutti i Players</text:p>
          </table:table-cell>
        </table:table-row>
        <table:table-row>
          <table:table-cell table:style-name="Table1.A2" office:value-type="string">
            <text:p text:style-name="P22">..PlayerCanNotEnterException : Destination can not be reached by members of your team</text:p>
          </table:table-cell>
          <table:table-cell table:style-name="Table1.B2" office:value-type="string">
            <text:p text:style-name="P38">Mostra JDialog con l'errore. Obbliga l'utente a ritentare (mostra di nuovo <text:s/>il Jdialog con la posizione)</text:p>
          </table:table-cell>
        </table:table-row>
        <table:table-row>
          <table:table-cell table:style-name="Table1.A2" office:value-type="string">
            <text:p text:style-name="P23">you have to move your character on the map</text:p>
            <text:p text:style-name="P23">please enter valid position (es. A05)</text:p>
            <text:p text:style-name="P23">(My turn, coordinates)&gt; O06</text:p>
            <text:p text:style-name="P23">do you want to attack? <text:s/></text:p>
            <text:p text:style-name="P23">please enter 'yes' or 'no'</text:p>
            <text:p text:style-name="P23">(My turn, yes/no)&gt; yes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Player Guest-0-2291 is attacking in sector O06!</text:p>
          </table:table-cell>
          <table:table-cell table:style-name="Table1.B2" office:value-type="string">
            <text:p text:style-name="P39">Update playerState, e quindi playerPanels: lastKnownAction del Player in questione (attacked : <text:s/>O06)</text:p>
          </table:table-cell>
        </table:table-row>
        <table:table-row>
          <table:table-cell table:style-name="Table1.A2" office:value-type="string">
            <text:p text:style-name="P23">Your turn is now over <text:s text:c="2"/></text:p>
            <text:p text:style-name="P23"><text:soft-page-break/>********** Turn number: 3 * Now Playing : Guest-0-9179 **********</text:p>
            <text:p text:style-name="P23">********** Turn number: 4 * Now Playing : Guest-0-2291 **********</text:p>
            <text:p text:style-name="P23">Hello player Guest-0-2291, you are located in O06 and it's your turn to move</text:p>
            <text:p text:style-name="P23">you have to move your character on the map</text:p>
            <text:p text:style-name="P23">please enter valid position (es. A05)</text:p>
            <text:p text:style-name="P23">do you want to attack? <text:s/></text:p>
            <text:p text:style-name="P23">please enter 'yes' or 'no'</text:p>
            <text:p text:style-name="P23">Your turn is now over <text:s text:c="2"/></text:p>
            <text:p text:style-name="P10">Player Guest-0-2291 is attacking in sector O08!</text:p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3">Player Guest-0-9179 was killed!</text:p>
            <text:p text:style-name="P23"/>
          </table:table-cell>
          <table:table-cell table:style-name="Table1.B2" office:value-type="string">
            <text:p text:style-name="P39">Update playerState, e quindi playerPanels:</text:p>
            <text:p text:style-name="P39">set Player2 : dead.</text:p>
            <text:p text:style-name="P39"><text:s/>LastKnownAction del Player1 (attacked : <text:s/>O06)</text:p>
          </table:table-cell>
        </table:table-row>
        <table:table-row>
          <table:table-cell table:style-name="Table1.A2" office:value-type="string">
            <text:p text:style-name="P23">Your turn is now over <text:s text:c="2"/></text:p>
            <text:p text:style-name="P23"/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3">End of the Game! Here come the results</text:p>
            <text:p text:style-name="P23">Team HUMANS was defeated <text:s text:c="11"/></text:p>
            <text:p text:style-name="P23">Winners from the ALIENS team: Guest-0-2291</text:p>
            <text:p text:style-name="P23">Goodbye user Guest-0-2291, it was nice to have you on our server</text:p>
            <text:p text:style-name="P23">Disconnected by server; press enter to quit.</text:p>
          </table:table-cell>
          <table:table-cell table:style-name="Table1.B2" office:value-type="string">
            <text:p text:style-name="P39">Show Jdialog con i risultati. (Chiudere l' applicazione uscendo dal Dialog?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5">Dal log del Turno Umano: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Messaggio Dal Server</text:p>
          </table:table-cell>
          <table:table-cell table:style-name="Table2.B1" office:value-type="string">
            <text:p text:style-name="P40">Azione GUI (Controller+Model+View)</text:p>
          </table:table-cell>
        </table:table-row>
        <table:table-row>
          <table:table-cell table:style-name="Table2.A2" office:value-type="string">
            <text:p text:style-name="P24">--=== Server Welcome message ===-- <text:s/></text:p>
            <text:p text:style-name="P24">Benvenuto su Escape from The Aliens in Outer Space!!</text:p>
            <text:p text:style-name="P24">Versione 0.9 <text:s text:c="23"/></text:p>
            <text:p text:style-name="P24">Have fun! <text:s text:c="26"/></text:p>
            <text:p text:style-name="P24">--=== End of Welcome message ===--</text:p>
          </table:table-cell>
          <table:table-cell table:style-name="Table2.B2" office:value-type="string">
            <text:p text:style-name="P7">Mostra JDialog con messaggio di benvenuto.</text:p>
          </table:table-cell>
        </table:table-row>
        <table:table-row>
          <table:table-cell table:style-name="Table2.A2" office:value-type="string">
            <text:p text:style-name="P24">We are playing the map "Galilei" <text:s text:c="2"/></text:p>
          </table:table-cell>
          <table:table-cell table:style-name="Table2.B2" office:value-type="string">
            <text:p text:style-name="P3"><text:span text:style-name="T1">Usa MapViewer per caricare la mappa col nome fornito e creare il label/scrollable/cliccabile</text:span></text:p>
          </table:table-cell>
        </table:table-row>
        <table:table-row>
          <table:table-cell table:style-name="Table2.A2" office:value-type="string">
            <text:p text:style-name="P24">There are (2/8) players waiting in this lobby</text:p>
          </table:table-cell>
          <table:table-cell table:style-name="Table2.B2" office:value-type="string">
            <text:p text:style-name="P27">Update GameState, e quindi (tramite Observer-Observable) playerPanels (n: a questo punto, non sappiamo i nomi dei giocatori che si erano connessi per primi)</text:p>
          </table:table-cell>
        </table:table-row>
        <table:table-row>
          <table:table-cell table:style-name="Table2.A2" office:value-type="string">
            <text:p text:style-name="P24">The game will start in 60 seconds <text:s/></text:p>
          </table:table-cell>
          <table:table-cell table:style-name="Table2.B2" office:value-type="string">
            <text:p text:style-name="P41">Update GameState, e quindi GamePanel + Timer (Un elemento nella View, oppure un non-modal Jdialog)</text:p>
          </table:table-cell>
        </table:table-row>
        <text:soft-page-break/>
        <table:table-row>
          <table:table-cell table:style-name="Table2.A2" office:value-type="string">
            <text:p text:style-name="P24">Sei stato assegnato alla squadra HUMANS</text:p>
          </table:table-cell>
          <table:table-cell table:style-name="Table2.B2" office:value-type="string">
            <text:p text:style-name="P42">Update myPlayerState: myTeam, e quindi il mio personal Panel</text:p>
          </table:table-cell>
        </table:table-row>
        <table:table-row>
          <table:table-cell table:style-name="Table2.A2" office:value-type="string">
            <text:p text:style-name="P24">********** Turn number: 1 * Now Playing : Guest-0-2291 **********</text:p>
          </table:table-cell>
          <table:table-cell table:style-name="Table2.B2" office:value-type="string">
            <text:p text:style-name="P28">.</text:p>
          </table:table-cell>
        </table:table-row>
        <table:table-row>
          <table:table-cell table:style-name="Table2.A2" office:value-type="string">
            <text:p text:style-name="P24">********** Turn number: 1 * Now Playing : Guest-0-9179 **********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4">Hello player Guest-0-9179, you are located in L08 and it's your turn to move</text:p>
            <text:p text:style-name="P24">you have to move your character on the map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4">please enter valid position (es. A05)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4">You hear noise coming from coordinates M08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4">Your turn is now over <text:s text:c="2"/>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4">********** Turn number: 2 * Now Playing : Guest-0-2291 **********</text:p>
            <text:p text:style-name="P24">You hear noise coming from coordinates A03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6"/>
            <text:p text:style-name="P26">********** Turn number: 2 * Now Playing : Guest-0-9179 **********</text:p>
            <text:p text:style-name="P26">Hello player Guest-0-9179, you are located in M08 and it's your turn to move</text:p>
            <text:p text:style-name="P26">you have to move your character on the map</text:p>
            <text:p text:style-name="P26">please enter valid position (es. A05)</text:p>
            <text:p text:style-name="P26">(My turn, coordinates)&gt; N08</text:p>
            <text:p text:style-name="P26">You hear noise coming from coordinates N08</text:p>
            <text:p text:style-name="P26">You have drawn a LightsCard-type object card</text:p>
            <text:p text:style-name="P26">Do you want to play an object card?</text:p>
            <text:p text:style-name="P26">please enter 'yes' or 'no'</text:p>
            <text:p text:style-name="P26">(My turn, yes/no)&gt; yes</text:p>
          </table:table-cell>
          <table:table-cell table:style-name="Table2.B2" office:value-type="string">
            <text:p text:style-name="P6">.</text:p>
          </table:table-cell>
        </table:table-row>
        <table:table-row>
          <table:table-cell table:style-name="Table2.A2" office:value-type="string">
            <text:p text:style-name="P26">please specify the object card</text:p>
            <text:p text:style-name="P26">Valid cards are: "attack", "defense", "teleport", "lights", "sedatives", "adrenaline"</text:p>
            <text:p text:style-name="P26">(My turn, object-card)&gt; lights</text:p>
          </table:table-cell>
          <table:table-cell table:style-name="Table2.B2" office:value-type="string">
            <text:p text:style-name="P42">Clicca automaticamente il JButton showObjectCards (n: ToAdd: evidenziare il RadioButton selezionato). Dopodichè, estrai la String chosenObjectCard e mandala al Relay</text:p>
          </table:table-cell>
        </table:table-row>
        <table:table-row>
          <table:table-cell table:style-name="Table2.A2" office:value-type="string">
            <text:p text:style-name="P26">Player Guest-0-9179 is using a LightsCard-type card. Guest-0-9179 is a human for sure!</text:p>
          </table:table-cell>
          <table:table-cell table:style-name="Table2.B2" office:value-type="string">
            <text:p text:style-name="P42">Update PlayerState.lastKnownAction, e quindi si aggiorneranno i playerPanels</text:p>
          </table:table-cell>
        </table:table-row>
        <table:table-row>
          <table:table-cell table:style-name="Table2.A2" office:value-type="string">
            <text:p text:style-name="P26">enter the position of the cell where the lights will be turned on</text:p>
            <text:p text:style-name="P26"/>
          </table:table-cell>
          <table:table-cell table:style-name="Table2.B2" office:value-type="string">
            <text:p text:style-name="P42">Update: TurnState,</text:p>
          </table:table-cell>
        </table:table-row>
        <table:table-row>
          <table:table-cell table:style-name="Table2.A2" office:value-type="string">
            <text:p text:style-name="P26">please enter valid position (es. A05)</text:p>
            <text:p text:style-name="P26">(My turn, coordinates)&gt; N06</text:p>
          </table:table-cell>
          <table:table-cell table:style-name="Table2.B2" office:value-type="string">
            <text:p text:style-name="P42">Mostra il Jdialog per la posizione, e quindi prendi l'input e mandalo al server. Se l'input non è corretto (Exception dei possibili tipi), chiedi di nuovo. </text:p>
          </table:table-cell>
        </table:table-row>
        <table:table-row>
          <table:table-cell table:style-name="Table2.A2" office:value-type="string">
            <text:p text:style-name="P26">Player Guest-0-2291 identified! Location: N06</text:p>
            <text:p text:style-name="P26">Your turn is now over <text:s text:c="2"/></text:p>
            <text:p text:style-name="P26">********** Turn number: 3 * Now Playing : Guest-0-2291 **********</text:p>
            <text:p text:style-name="P26">Guest-0-2291 says: stronzo! <text:s text:c="8"/></text:p>
            <text:p text:style-name="P26">Player Guest-0-2291 is attacking in sector O06!</text:p>
            <text:p text:style-name="P26">********** Turn number: 3 * Now Playing : Guest-0-9179 **********</text:p>
            <text:p text:style-name="P26">Hello player Guest-0-9179, you are located in N08 and it's your turn to move</text:p>
            <text:p text:style-name="P26">you have to move your character on the map</text:p>
            <text:p text:style-name="P26">please enter valid position (es. A05)</text:p>
            <text:p text:style-name="P26"><text:soft-page-break/>(My turn, coordinates)&gt; O08</text:p>
            <text:p text:style-name="P26">You have drawn a AdrenalineCard-type object card</text:p>
            <text:p text:style-name="P26">Do you want to play an object card?</text:p>
            <text:p text:style-name="P26">please enter 'yes' or 'no'</text:p>
            <text:p text:style-name="P26">(My turn, yes/no)&gt; yes</text:p>
            <text:p text:style-name="P26">please specify the object card</text:p>
            <text:p text:style-name="P26">Valid cards are: "attack", "defense", "teleport", "lights", "sedatives", "adrenaline"</text:p>
            <text:p text:style-name="P26">(My turn, object-card)&gt; adrenaline</text:p>
            <text:p text:style-name="P26">WrongCardException : You are not allowed to play that card during this phase of the turn</text:p>
            <text:p text:style-name="P26">Do you want to play an object card?</text:p>
            <text:p text:style-name="P26">please enter 'yes' or 'no'</text:p>
            <text:p text:style-name="P26">(My turn, yes/no)&gt; no</text:p>
            <text:p text:style-name="P26">Your turn is now over <text:s text:c="2"/></text:p>
            <text:p text:style-name="P26">********** Turn number: 4 * Now Playing : Guest-0-2291 **********</text:p>
            <text:p text:style-name="P26">********** Turn number: 4 * Now Playing : Guest-0-9179 **********</text:p>
            <text:p text:style-name="P26">Hello player Guest-0-9179, you are located in O08 and it's your turn to move</text:p>
            <text:p text:style-name="P26">Do you want to play an object card?</text:p>
            <text:p text:style-name="P26">please enter 'yes' or 'no'</text:p>
            <text:p text:style-name="P26">(My turn, yes/no)&gt; no </text:p>
            <text:p text:style-name="P26">you have to move your character on the map</text:p>
            <text:p text:style-name="P26">please enter valid position (es. A05)</text:p>
            <text:p text:style-name="P26">(My turn, coordinates)&gt; O08</text:p>
            <text:p text:style-name="P26">You have drawn a TeleportCard-type object card</text:p>
            <text:p text:style-name="P26">Do you want to play an object card?</text:p>
            <text:p text:style-name="P26">please enter 'yes' or 'no'</text:p>
            <text:p text:style-name="P26">(My turn, yes/no)&gt; no</text:p>
            <text:p text:style-name="P26">Your turn is now over <text:s text:c="2"/></text:p>
            <text:p text:style-name="P26">********** Turn number: 5 * Now Playing : Guest-0-2291 **********</text:p>
            <text:p text:style-name="P26">Player Guest-0-2291 is attacking in sector O08!</text:p>
            <text:p text:style-name="P26">Player Guest-0-9179 was killed! <text:s text:c="4"/></text:p>
            <text:p text:style-name="P26">End of the Game! Here come the results</text:p>
            <text:p text:style-name="P26">Team HUMANS was defeated <text:s text:c="11"/></text:p>
            <text:p text:style-name="P26">Winners from the ALIENS team: Guest-0-2291</text:p>
            <text:p text:style-name="P26">Goodbye user Guest-0-9179, it was nice to have you on our server</text:p>
            <text:p text:style-name="P26">Disconnected by server; press enter to quit.</text:p>
          </table:table-cell>
          <table:table-cell table:style-name="Table2.B2" office:value-type="string">
            <text:p text:style-name="P6">.<text:line-break/>(...come definito in precedenza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08T20:12:14</dc:date>
    <dc:creator>Andrea </dc:creator>
    <meta:editing-duration>PT47M44S</meta:editing-duration>
    <meta:editing-cycles>32</meta:editing-cycles>
    <meta:generator>LibreOffice/4.0.4.2$Linux_X86_64 LibreOffice_project/400m0$Build-2</meta:generator>
    <meta:document-statistic meta:table-count="2" meta:image-count="0" meta:object-count="0" meta:page-count="5" meta:paragraph-count="201" meta:word-count="1479" meta:character-count="9401" meta:non-whitespace-character-count="7787"/>
  </office:meta>
</office:document-meta>
</file>